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0.041cm" table:align="left"/>
    </style:style>
    <style:style style:name="Table1.A" style:family="table-column">
      <style:table-column-properties style:column-width="0.041cm"/>
    </style:style>
    <style:style style:name="Table1.A1" style:family="table-cell">
      <style:table-cell-properties style:vertical-align="middle"/>
    </style:style>
    <style:style style:name="P1" style:family="paragraph" style:parent-style-name="Standard">
      <style:text-properties officeooo:rsid="001290ad" officeooo:paragraph-rsid="001290ad"/>
    </style:style>
    <style:style style:name="P2" style:family="paragraph" style:parent-style-name="Text_20_body">
      <style:paragraph-properties fo:text-align="start" style:justify-single-word="false"/>
      <style:text-properties fo:color="#555555" style:font-name="Arial" fo:font-size="12pt"/>
    </style:style>
    <style:style style:name="P3" style:family="paragraph" style:parent-style-name="Text_20_body">
      <style:text-properties fo:color="#555555" style:font-name="Arial" fo:font-size="12pt" officeooo:rsid="001290ad" officeooo:paragraph-rsid="001290ad"/>
    </style:style>
    <style:style style:name="P4" style:family="paragraph" style:parent-style-name="Text_20_body">
      <style:paragraph-properties fo:margin-left="0.053cm" fo:margin-right="0.053cm" fo:text-align="start" style:justify-single-word="false" fo:text-indent="0cm" style:auto-text-indent="false"/>
    </style:style>
    <style:style style:name="P5" style:family="paragraph" style:parent-style-name="Heading_20_5">
      <style:text-properties officeooo:rsid="001290ad" officeooo:paragraph-rsid="001290ad"/>
    </style:style>
    <style:style style:name="P6" style:family="paragraph" style:parent-style-name="Preformatted_20_Text">
      <style:text-properties officeooo:paragraph-rsid="00138597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Preformatted_20_Text">
      <style:paragraph-properties fo:margin-top="0cm" fo:margin-bottom="0.499cm" loext:contextual-spacing="false"/>
      <style:text-properties officeooo:paragraph-rsid="00138597"/>
    </style:style>
    <style:style style:name="P9" style:family="paragraph" style:parent-style-name="Standard">
      <style:text-properties officeooo:rsid="001290ad" officeooo:paragraph-rsid="001290ad"/>
    </style:style>
    <style:style style:name="P10" style:family="paragraph" style:parent-style-name="Standard">
      <style:text-properties officeooo:paragraph-rsid="00138597"/>
    </style:style>
    <style:style style:name="P11" style:family="paragraph" style:parent-style-name="Standard">
      <style:paragraph-properties fo:margin-top="0cm" fo:margin-bottom="0.499cm" loext:contextual-spacing="false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ext_20_body">
      <style:text-properties fo:font-weight="bold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>
      <style:text-properties officeooo:rsid="001290ad" officeooo:paragraph-rsid="001290ad"/>
    </style:style>
    <style:style style:name="P18" style:family="paragraph" style:parent-style-name="Text_20_body">
      <style:text-properties officeooo:rsid="00138597" officeooo:paragraph-rsid="00138597"/>
    </style:style>
    <style:style style:name="P19" style:family="paragraph" style:parent-style-name="Text_20_body" style:list-style-name="L1">
      <style:paragraph-properties fo:margin-top="0cm" fo:margin-bottom="0cm" loext:contextual-spacing="false"/>
    </style:style>
    <style:style style:name="P20" style:family="paragraph" style:parent-style-name="Text_20_body" style:list-style-name="L2">
      <style:paragraph-properties fo:margin-top="0cm" fo:margin-bottom="0cm" loext:contextual-spacing="false"/>
    </style:style>
    <style:style style:name="P21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color="#555555" style:font-name="Arial" fo:font-size="12pt"/>
    </style:style>
    <style:style style:name="T2" style:family="text">
      <style:text-properties fo:color="#555555" style:font-name="monospace" fo:font-size="12pt" fo:background-color="#f8f8f8" loext:char-shading-value="0" loext:padding-left="0.132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T3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5">Roman To Integer</text:h>
      <text:p text:style-name="P1"/>
      <text:p text:style-name="P17">Given a string <text:span text:style-name="Source_20_Text">s</text:span> representing a roman numeral. Convert <text:span text:style-name="Source_20_Text">s</text:span> into an integer. </text:p>
      <text:p text:style-name="P13">Problem Note </text:p>
      <text:list xml:id="list3137026471" text:style-name="L1">
        <text:list-header>
          <text:p text:style-name="P19"><text:span text:style-name="Source_20_Text">s</text:span> is guaranteed to be within the range from <text:span text:style-name="T3">1</text:span> to <text:span text:style-name="T3">3999</text:span>.</text:p>
          <text:p text:style-name="P14">Roman numerals are represented by seven different symbols :</text:p>
        </text:list-header>
      </text:list>
      <text:p text:style-name="Preformatted_20_Text"><text:span text:style-name="Source_20_Text"><text:tab/>SYMBOL <text:s text:c="6"/>VALUE</text:span></text:p>
      <text:p text:style-name="Preformatted_20_Text"><text:span text:style-name="Source_20_Text"><text:tab/>I <text:s text:c="12"/>1 <text:s text:c="11"/></text:span></text:p>
      <text:p text:style-name="Preformatted_20_Text"><text:span text:style-name="Source_20_Text"><text:tab/>V <text:s text:c="12"/>5 <text:s text:c="11"/></text:span></text:p>
      <text:p text:style-name="Preformatted_20_Text"><text:span text:style-name="Source_20_Text"><text:tab/>X <text:s text:c="12"/>10</text:span></text:p>
      <text:p text:style-name="Preformatted_20_Text"><text:span text:style-name="Source_20_Text"><text:tab/>L <text:s text:c="12"/>50</text:span></text:p>
      <text:p text:style-name="Preformatted_20_Text"><text:span text:style-name="Source_20_Text"><text:tab/>C <text:s text:c="12"/>100</text:span></text:p>
      <text:p text:style-name="Preformatted_20_Text"><text:span text:style-name="Source_20_Text"><text:tab/>D <text:s text:c="12"/>500</text:span></text:p>
      <text:p text:style-name="P7"><text:span text:style-name="Source_20_Text"><text:tab/>M <text:s text:c="12"/>1000 <text:s text:c="3"/></text:span></text:p>
      <text:list xml:id="list1844566614" text:style-name="L2">
        <text:list-header>
          <text:p text:style-name="P20">For instance, three is written as <text:span text:style-name="Source_20_Text">III</text:span> in Roman numeral, just three ones added together. Eleven is written as, <text:span text:style-name="Source_20_Text">XI</text:span>, which is simply <text:span text:style-name="Source_20_Text">X</text:span> + <text:span text:style-name="Source_20_Text">I</text:span>. The number fifty-six is written as <text:span text:style-name="Source_20_Text">LVI</text:span>, which is just <text:span text:style-name="Source_20_Text">L + V + I</text:span>.</text:p>
          <text:p text:style-name="P15">Roman numerals are usually written greatest to smallest from left to right. However, the numeral for four is not <text:span text:style-name="Source_20_Text">IIII</text:span>. Instead, the number four is written as <text:span text:style-name="Source_20_Text">IV</text:span>. We see that the one is before the five, so we subtract one from five to make it four. The same principle applies to the number forty, which is written as <text:span text:style-name="Source_20_Text">XL.</text:span> There are six instances where subtraction is used:</text:p>
        </text:list-header>
      </text:list>
      <text:list xml:id="list2145874613" text:style-name="L3">
        <text:list-item>
          <text:p text:style-name="P21">I is placed before V (5) and X (10) to form 4 and 9. </text:p>
        </text:list-item>
        <text:list-item>
          <text:p text:style-name="P21">X is placed before L (50) and C (100) to form 40 and 90. </text:p>
        </text:list-item>
        <text:list-item>
          <text:p text:style-name="P16">C is placed before D (500) and M (1000) to form 400 and 900.</text:p>
        </text:list-item>
      </text:list>
      <text:p text:style-name="P13">Example 1 </text:p>
      <text:p text:style-name="Preformatted_20_Text"><text:span text:style-name="Source_20_Text">Input: "VII" </text:span></text:p>
      <text:p text:style-name="Preformatted_20_Text"><text:span text:style-name="Source_20_Text">Output: 7</text:span></text:p>
      <text:p text:style-name="P7"><text:span text:style-name="Source_20_Text">Explanation: V+I+I = 5+1+1 = 7</text:span></text:p>
      <text:p text:style-name="Text_20_body"><text:line-break/><text:span text:style-name="T3">Example 2</text:span> </text:p>
      <text:p text:style-name="Preformatted_20_Text"><text:span text:style-name="Source_20_Text">Input: "IV" </text:span></text:p>
      <text:p text:style-name="Preformatted_20_Text"><text:span text:style-name="Source_20_Text">Output: 4 </text:span></text:p>
      <text:p text:style-name="P7"><text:span text:style-name="Source_20_Text">Explanation: The value of I is 1 which is smaller than the value of V i.e. 5. So, we subtract I from V. V-I = 5-1 = 4</text:span></text:p>
      <text:p text:style-name="P13">Example 3</text:p>
      <text:p text:style-name="Preformatted_20_Text"><text:span text:style-name="Source_20_Text">Input: "XC" </text:span></text:p>
      <text:p text:style-name="Preformatted_20_Text"><text:span text:style-name="Source_20_Text">Output: 90</text:span></text:p>
      <text:p text:style-name="P7"><text:span text:style-name="Source_20_Text">Explanation: The value of X is 10 which is smaller than the value of C i.e. 100. So, we subtract X from C. C-X = 100-10 = 90</text:span></text:p>
      <text:p text:style-name="P13">Example 4</text:p>
      <text:p text:style-name="Preformatted_20_Text"><text:span text:style-name="Source_20_Text">Input: "XVII" </text:span></text:p>
      <text:p text:style-name="P7"><text:span text:style-name="Source_20_Text">Output: 17</text:span></text:p>
      <text:p text:style-name="P18"><text:soft-page-break/>SOLUTION : </text:p>
      <text:p text:style-name="P18">python3 :</text:p>
      <text:p text:style-name="P18"/>
      <text:p text:style-name="P10"><text:span text:style-name="Source_20_Text">def romanToInt(s):</text:span></text:p>
      <text:p text:style-name="P10"><text:span text:style-name="Source_20_Text"><text:tab/><text:tab/>translations = {</text:span></text:p>
      <text:p text:style-name="P10"><text:span text:style-name="Source_20_Text"><text:tab/><text:tab/><text:tab/>"I": 1,</text:span></text:p>
      <text:p text:style-name="P10"><text:span text:style-name="Source_20_Text"><text:tab/><text:tab/><text:tab/>"V": 5,</text:span></text:p>
      <text:p text:style-name="P10"><text:span text:style-name="Source_20_Text"><text:tab/><text:tab/><text:tab/>"X": 10,</text:span></text:p>
      <text:p text:style-name="P10"><text:span text:style-name="Source_20_Text"><text:tab/><text:tab/><text:tab/>"L": 50,</text:span></text:p>
      <text:p text:style-name="P10"><text:span text:style-name="Source_20_Text"><text:tab/><text:tab/><text:tab/>"C": 100,</text:span></text:p>
      <text:p text:style-name="P10"><text:span text:style-name="Source_20_Text"><text:tab/><text:tab/><text:tab/>"D": 500,</text:span></text:p>
      <text:p text:style-name="P10"><text:span text:style-name="Source_20_Text"><text:tab/><text:tab/><text:tab/>"M": 1000</text:span></text:p>
      <text:p text:style-name="P10"><text:span text:style-name="Source_20_Text"><text:tab/><text:tab/>}</text:span></text:p>
      <text:p text:style-name="P10"><text:span text:style-name="Source_20_Text"><text:tab/><text:tab/>number = 0</text:span></text:p>
      <text:p text:style-name="P10"><text:span text:style-name="Source_20_Text"><text:tab/><text:tab/>s = s.replace("IV", "IIII").replace("IX", "VIIII")</text:span></text:p>
      <text:p text:style-name="P10"><text:span text:style-name="Source_20_Text"><text:tab/><text:tab/>s = s.replace("XL", "XXXX").replace("XC", "LXXXX")</text:span></text:p>
      <text:p text:style-name="P10"><text:span text:style-name="Source_20_Text"><text:tab/><text:tab/>s = s.replace("CD", "CCCC").replace("CM", "DCCCC")</text:span></text:p>
      <text:p text:style-name="P10"><text:span text:style-name="Source_20_Text"><text:tab/><text:tab/>for char in s:</text:span></text:p>
      <text:p text:style-name="P10"><text:span text:style-name="Source_20_Text"><text:tab/><text:tab/><text:tab/>number += translations[char]</text:span></text:p>
      <text:p text:style-name="P10"><text:span text:style-name="Source_20_Text"><text:tab/><text:tab/>print(number)</text:span></text:p>
      <text:p text:style-name="P10"><text:span text:style-name="Source_20_Text"><text:tab/><text:tab/></text:span></text:p>
      <text:p text:style-name="P10"><text:span text:style-name="Source_20_Text">romanToInt('MCMIV')</text:span></text:p>
      <text:p text:style-name="P10"><text:span text:style-name="Source_20_Text"/></text:p>
      <text:p text:style-name="P10"><text:span text:style-name="Source_20_Text"/></text:p>
      <text:section text:style-name="Sect1" text:name="tablist3-panel1">
        <text:section text:style-name="Sect1" text:name="highlighter_552818">
          <table:table table:name="Table1" table:style-name="Table1">
            <table:table-column table:style-name="Table1.A"/>
            <table:table-row>
              <table:table-cell table:style-name="Table1.A1" office:value-type="string">
                <text:p text:style-name="P12"/>
              </table:table-cell>
            </table:table-row>
          </table:table>
        </text:section>
      </text:section>
      <text:p text:style-name="P11"><text:span text:style-name="Source_20_Text"><text:span text:style-name="Strong_20_Emphasis">Output</text:span></text:span></text:p>
      <text:p text:style-name="P7">1904</text:p>
      <text:p text:style-name="Text_20_body"><text:span text:style-name="Strong_20_Emphasis">Time complexity</text:span> – O(N)</text:p>
      <text:p text:style-name="Text_20_body"><text:span text:style-name="Strong_20_Emphasis">Auxiliary Space</text:span> – O(1)</text:p>
      <text:p text:style-name="P10"><text:span text:style-name="Source_20_Text"/></text:p>
      <text:p text:style-name="P18"/>
      <text:p text:style-name="P18"/>
      <text:p text:style-name="P18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8T19:30:19.531170556</meta:creation-date>
    <meta:editing-duration>PT8M7S</meta:editing-duration>
    <meta:editing-cycles>2</meta:editing-cycles>
    <meta:generator>LibreOffice/6.4.7.2$Linux_X86_64 LibreOffice_project/40$Build-2</meta:generator>
    <dc:date>2021-07-18T19:38:11.976563141</dc:date>
    <meta:document-statistic meta:table-count="1" meta:image-count="0" meta:object-count="0" meta:page-count="2" meta:paragraph-count="58" meta:word-count="358" meta:character-count="1977" meta:non-whitespace-character-count="1500"/>
  </office:meta>
</office:document-meta>
</file>